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onsolas" fo:font-size="10pt" style:font-size-asian="10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complex="Consolas" fo:font-size="10pt" style:font-size-asian="10pt" style:font-size-complex="10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complex="Consolas" fo:font-size="10pt" style:font-size-asian="10pt" style:font-size-complex="10pt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Title</text:span></text:p>
          </table:table-cell>
          <table:table-cell table:style-name="TableCell16">
            <text:p text:style-name="P17">Post Details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Header</text:span></text:p>
          </table:table-cell>
          <table:table-cell table:style-name="TableCell24">
            <text:p text:style-name="P25">Post Details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State</text:span></text:p>
          </table:table-cell>
          <table:table-cell table:style-name="TableCell32">
            <text:p text:style-name="P33">State of the pos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reated</text:p>
          </table:table-cell>
          <table:table-cell table:style-name="TableCell39">
            <text:p text:style-name="P40">Creation d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PostTitle</text:p>
          </table:table-cell>
          <table:table-cell table:style-name="TableCell46">
            <text:p text:style-name="P47">Post titl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Edit</text:p>
          </table:table-cell>
          <table:table-cell table:style-name="TableCell53">
            <text:p text:style-name="P54">Edit this Post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Back</text:p>
          </table:table-cell>
          <table:table-cell table:style-name="TableCell60">
            <text:p text:style-name="P61">Back to list</text:p>
          </table:table-cell>
          <table:table-cell table:style-name="TableCell62">
            <text:p text:style-name="P6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0T19:11:00Z</dc:date>
    <meta:template xlink:href="Normal.dotm" xlink:type="simple"/>
    <meta:editing-cycles>4</meta:editing-cycles>
    <meta:editing-duration>PT0S</meta:editing-duration>
    <meta:document-statistic meta:page-count="1" meta:paragraph-count="1" meta:word-count="28" meta:character-count="192" meta:row-count="1" meta:non-whitespace-character-count="165"/>
  </office:meta>
</office:document-meta>
</file>